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AC1E0A8E281A4803.png" manifest:media-type="image/png"/>
  <manifest:file-entry manifest:full-path="Pictures/1000020100000400000003001CD26497F55101F8.png" manifest:media-type="image/png"/>
  <manifest:file-entry manifest:full-path="Pictures/10000201000004000000030093A8D333860EE16D.png" manifest:media-type="image/png"/>
  <manifest:file-entry manifest:full-path="Pictures/100002010000040000000300F169185D1AC79A19.png" manifest:media-type="image/png"/>
  <manifest:file-entry manifest:full-path="Pictures/100002010000040000000300F5666F1F6AC434DB.png" manifest:media-type="image/png"/>
  <manifest:file-entry manifest:full-path="Pictures/100002010000040000000300338F7C2A7D763158.png" manifest:media-type="image/png"/>
  <manifest:file-entry manifest:full-path="Pictures/1000020100000400000003005483843CA7D94894.png" manifest:media-type="image/png"/>
  <manifest:file-entry manifest:full-path="Pictures/10000201000004000000030021E8001EF6D107C5.png" manifest:media-type="image/png"/>
  <manifest:file-entry manifest:full-path="Pictures/1000020100000400000003009A264B7530F30849.png" manifest:media-type="image/png"/>
  <manifest:file-entry manifest:full-path="Pictures/10000201000004000000030073FD503745B71C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092cm" svg:height="20.319cm" svg:x="0.34cm" svg:y="0.255cm">
          <draw:image xlink:href="Pictures/100002010000040000000300F169185D1AC79A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9A264B7530F308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34cm" svg:y="0.255cm">
          <draw:image xlink:href="Pictures/10000201000004000000030021E8001EF6D107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73FD503745B71C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254cm" svg:y="0.255cm">
          <draw:image xlink:href="Pictures/10000201000004000000030093A8D333860EE1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94cm" svg:y="0.508cm">
          <draw:image xlink:href="Pictures/10000201000004000000030093A8D333860EE1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5483843CA7D948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1CD26497F55101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338F7C2A7D7631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F5666F1F6AC434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92cm" svg:height="20.319cm" svg:x="0.508cm" svg:y="0.255cm">
          <draw:image xlink:href="Pictures/100002010000040000000300AC1E0A8E281A48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02:35.106696762</meta:creation-date>
    <dc:date>2016-05-20T16:07:39.015186087</dc:date>
    <meta:editing-duration>PT5M5S</meta:editing-duration>
    <meta:editing-cycles>1</meta:editing-cycles>
    <meta:document-statistic meta:object-count="76"/>
    <meta:generator>LibreOffice/5.1.2.2$Linux_X86_64 LibreOffice_project/10m0$Build-2</meta:generator>
  </office:meta>
</office:document-meta>
</file>